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7.36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1.09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6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766cm" svg:height="0.471cm" svg:x="15.835cm" svg:y="8.664cm">
          <draw:text-box>
            <text:p text:style-name="P1"><text:span text:style-name="T1">Т.Н. Соловьёва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7</text:span></text:p>
          </draw:text-box>
        </draw:frame>
        <draw:frame draw:style-name="gr15" draw:text-style-name="P2" draw:layer="layout" svg:width="1.801cm" svg:height="0.471cm" svg:x="5.995cm" svg:y="16.361cm">
          <draw:text-box>
            <text:p text:style-name="P1"><text:span text:style-name="T1">по курсу: </text:span></text:p>
          </draw:text-box>
        </draw:frame>
        <draw:frame draw:style-name="gr16" draw:text-style-name="P6" draw:layer="layout" svg:width="8.676cm" svg:height="1.093cm" svg:x="7.794cm" svg:y="16.297cm">
          <draw:text-box>
            <text:p text:style-name="P1"><text:span text:style-name="T3">МИКРОКОНТРОЛЛЕРНЫЕ СИСТЕМЫ</text:span></text:p>
          </draw:text-box>
        </draw:frame>
        <draw:frame draw:style-name="gr7" draw:text-style-name="P2" draw:layer="layout" svg:width="0.422cm" svg:height="0.471cm" svg:x="11.935cm" svg:y="16.361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8" draw:layer="layout" svg:width="11.754cm" svg:height="1.639cm" svg:x="5.351cm" svg:y="13.032cm">
          <draw:text-box>
            <text:p text:style-name="P7"><text:span text:style-name="T3">РАЗРАБОТКА МИКРОКОНТРОЛЛЕРНОЙ СИСТЕМЫ С ИСПОЛЬЗОВАНИЕМ ПОСЛЕДОВАТЕЛЬНЫХ ИНТЕРФЕЙСОВ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16:24:25.350602895</dc:date>
    <meta:editing-duration>PT22M30S</meta:editing-duration>
    <meta:editing-cycles>19</meta:editing-cycles>
    <meta:generator>LibreOffice/7.6.4.1$Linux_X86_64 LibreOffice_project/60$Build-1</meta:generator>
    <meta:print-date>2024-02-25T16:24:07.005592669</meta:print-date>
    <meta:printed-by>PDF files</meta:printed-by>
    <meta:document-statistic meta:object-count="44"/>
  </office:meta>
</office:document-meta>
</file>